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egoe Print" svg:font-family="Segoe Print" style:font-family-generic="system" style:font-pitch="variable" svg:panose-1="2 0 6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1">
        <style:list-level-properties/>
      </text:list-level-style-number>
      <text:list-level-style-number text:level="2" style:num-suffix=")" style:num-format="1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)" style:num-format="1">
        <style:list-level-properties/>
      </text:list-level-style-number>
      <text:list-level-style-number text:level="5" style:num-suffix=")" style:num-format="1">
        <style:list-level-properties/>
      </text:list-level-style-number>
      <text:list-level-style-number text:level="6" style:num-suffix=")" style:num-format="1">
        <style:list-level-properties/>
      </text:list-level-style-number>
      <text:list-level-style-number text:level="7" style:num-suffix=")" style:num-format="1">
        <style:list-level-properties/>
      </text:list-level-style-number>
      <text:list-level-style-number text:level="8" style:num-suffix=")" style:num-format="1">
        <style:list-level-properties/>
      </text:list-level-style-number>
      <text:list-level-style-number text:level="9" style:num-suffix=")" style:num-format="1">
        <style:list-level-properties/>
      </text:list-level-style-number>
    </text:list-style>
    <text:list-style style:name="LFO2">
      <text:list-level-style-number text:level="1" style:num-suffix=")" style:num-format="1">
        <style:list-level-properties/>
      </text:list-level-style-number>
      <text:list-level-style-number text:level="2" style:num-suffix=")" style:num-format="1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)" style:num-format="1">
        <style:list-level-properties/>
      </text:list-level-style-number>
      <text:list-level-style-number text:level="5" style:num-suffix=")" style:num-format="1">
        <style:list-level-properties/>
      </text:list-level-style-number>
      <text:list-level-style-number text:level="6" style:num-suffix=")" style:num-format="1">
        <style:list-level-properties/>
      </text:list-level-style-number>
      <text:list-level-style-number text:level="7" style:num-suffix=")" style:num-format="1">
        <style:list-level-properties/>
      </text:list-level-style-number>
      <text:list-level-style-number text:level="8" style:num-suffix=")" style:num-format="1">
        <style:list-level-properties/>
      </text:list-level-style-number>
      <text:list-level-style-number text:level="9" style:num-suffix=")" style:num-format="1">
        <style:list-level-properties/>
      </text:list-level-style-number>
    </text:list-style>
    <text:list-style style:name="LFO3">
      <text:list-level-style-number text:level="1" style:num-suffix=")" style:num-format="1">
        <style:list-level-properties/>
      </text:list-level-style-number>
      <text:list-level-style-number text:level="2" style:num-suffix=")" style:num-format="1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)" style:num-format="1">
        <style:list-level-properties/>
      </text:list-level-style-number>
      <text:list-level-style-number text:level="5" style:num-suffix=")" style:num-format="1">
        <style:list-level-properties/>
      </text:list-level-style-number>
      <text:list-level-style-number text:level="6" style:num-suffix=")" style:num-format="1">
        <style:list-level-properties/>
      </text:list-level-style-number>
      <text:list-level-style-number text:level="7" style:num-suffix=")" style:num-format="1">
        <style:list-level-properties/>
      </text:list-level-style-number>
      <text:list-level-style-number text:level="8" style:num-suffix=")" style:num-format="1">
        <style:list-level-properties/>
      </text:list-level-style-number>
      <text:list-level-style-number text:level="9" style:num-suffix=")" style:num-format="1">
        <style:list-level-properties/>
      </text:list-level-style-number>
    </text:list-style>
    <style:style style:name="P1" style:parent-style-name="ContentsHeading" style:master-page-name="MP0" style:family="paragraph">
      <style:paragraph-properties fo:break-before="page">
        <style:tab-stops>
          <style:tab-stop style:type="right" style:leader-style="dotted" style:leader-text="." style:position="6.5in"/>
        </style:tab-stops>
      </style:paragraph-properties>
    </style:style>
    <style:style style:name="P2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Calibri" style:font-name-asian="Segoe Print" style:font-name-complex="Segoe Print" fo:font-size="11pt" style:font-size-asian="11pt" style:font-size-complex="11pt"/>
    </style:style>
    <style:style style:name="P3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</style:style>
    <style:style style:name="T4" style:parent-style-name="DefaultParagraphFont" style:family="text">
      <style:text-properties style:font-name="Calibri" style:font-name-asian="Segoe Print" style:font-name-complex="Segoe Print" fo:font-size="11pt" style:font-size-asian="11pt" style:font-size-complex="11pt"/>
    </style:style>
    <style:style style:name="P5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</style:style>
    <style:style style:name="T6" style:parent-style-name="DefaultParagraphFont" style:family="text">
      <style:text-properties style:font-name="Calibri" style:font-name-asian="Segoe Print" style:font-name-complex="Segoe Print" fo:font-size="11pt" style:font-size-asian="11pt" style:font-size-complex="11pt"/>
    </style:style>
    <style:style style:name="T7" style:parent-style-name="DefaultParagraphFont" style:family="text">
      <style:text-properties style:font-name="Calibri" style:font-name-asian="Segoe Print" style:font-name-complex="Segoe Print" fo:font-size="11pt" style:font-size-asian="11pt" style:font-size-complex="11pt"/>
    </style:style>
    <style:style style:name="P8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</style:style>
    <style:style style:name="T9" style:parent-style-name="DefaultParagraphFont" style:family="text">
      <style:text-properties style:font-name="Calibri" style:font-name-asian="Segoe Print" style:font-name-complex="Segoe Print" fo:font-size="11pt" style:font-size-asian="11pt" style:font-size-complex="11pt"/>
    </style:style>
    <style:style style:name="P10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</style:style>
    <style:style style:name="T11" style:parent-style-name="DefaultParagraphFont" style:family="text">
      <style:text-properties style:font-name="Calibri" style:font-name-asian="Segoe Print" style:font-name-complex="Segoe Print" fo:font-size="11pt" style:font-size-asian="11pt" style:font-size-complex="11pt"/>
    </style:style>
    <style:style style:name="P12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</style:style>
    <style:style style:name="T13" style:parent-style-name="DefaultParagraphFont" style:family="text">
      <style:text-properties style:font-name="Calibri" style:font-name-asian="Segoe Print" style:font-name-complex="Segoe Print" fo:font-size="11pt" style:font-size-asian="11pt" style:font-size-complex="11pt"/>
    </style:style>
    <style:style style:name="P14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</style:style>
    <style:style style:name="T15" style:parent-style-name="DefaultParagraphFont" style:family="text">
      <style:text-properties style:font-name="Calibri" style:font-name-asian="Segoe Print" style:font-name-complex="Segoe Print" fo:font-size="11pt" style:font-size-asian="11pt" style:font-size-complex="11pt"/>
    </style:style>
    <style:style style:name="T16" style:parent-style-name="DefaultParagraphFont" style:family="text">
      <style:text-properties style:font-name="Calibri" style:font-name-asian="Segoe Print" style:font-name-complex="Segoe Print" fo:font-size="11pt" style:font-size-asian="11pt" style:font-size-complex="11pt"/>
    </style:style>
    <style:style style:name="P17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Calibri" style:font-name-asian="Segoe Print" style:font-name-complex="Segoe Print" fo:font-size="11pt" style:font-size-asian="11pt" style:font-size-complex="11pt"/>
    </style:style>
    <style:style style:name="P18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Calibri" style:font-name-asian="Segoe Print" style:font-name-complex="Segoe Print" fo:font-size="11pt" style:font-size-asian="11pt" style:font-size-complex="11pt"/>
    </style:style>
    <style:style style:name="P19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Calibri" style:font-name-asian="Segoe Print" style:font-name-complex="Segoe Print" fo:font-size="11pt" style:font-size-asian="11pt" style:font-size-complex="11pt"/>
    </style:style>
    <style:style style:name="P20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Calibri" style:font-name-asian="Segoe Print" style:font-name-complex="Segoe Print" fo:font-size="11pt" style:font-size-asian="11pt" style:font-size-complex="11pt"/>
    </style:style>
    <style:style style:name="P21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Calibri" style:font-name-asian="Segoe Print" style:font-name-complex="Segoe Print" fo:font-size="11pt" style:font-size-asian="11pt" style:font-size-complex="11pt"/>
    </style:style>
    <style:style style:name="P22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Calibri" style:font-name-asian="Segoe Print" style:font-name-complex="Segoe Print" fo:font-size="11pt" style:font-size-asian="11pt" style:font-size-complex="11pt"/>
    </style:style>
    <style:style style:name="P23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Calibri" style:font-name-asian="Segoe Print" style:font-name-complex="Segoe Print" fo:font-size="11pt" style:font-size-asian="11pt" style:font-size-complex="11pt"/>
    </style:style>
    <style:style style:name="T24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fo:background-color="#C0C0C0" style:language-complex="ar" style:country-complex="SA"/>
    </style:style>
    <style:style style:name="T25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26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27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fo:color="#000000" style:letter-kerning="false" fo:font-size="10pt" style:font-size-asian="10pt" style:font-size-complex="10pt" style:language-complex="ar" style:country-complex="SA"/>
    </style:style>
    <style:style style:name="P28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Calibri" style:font-name-asian="Segoe Print" style:font-name-complex="Segoe Print" fo:font-size="11pt" style:font-size-asian="11pt" style:font-size-complex="11pt"/>
    </style:style>
    <style:style style:name="P29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Calibri" style:font-name-asian="Segoe Print" style:font-name-complex="Segoe Print" fo:font-size="11pt" style:font-size-asian="11pt" style:font-size-complex="11pt"/>
    </style:style>
    <style:style style:name="P30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Calibri" style:font-name-asian="Segoe Print" style:font-name-complex="Segoe Print" fo:font-size="11pt" style:font-size-asian="11pt" style:font-size-complex="11pt"/>
    </style:style>
    <style:style style:name="P31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Calibri" style:font-name-asian="Segoe Print" style:font-name-complex="Segoe Print" fo:font-size="11pt" style:font-size-asian="11pt" style:font-size-complex="11pt"/>
    </style:style>
    <style:style style:name="P32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Calibri" style:font-name-asian="Segoe Print" style:font-name-complex="Segoe Print" fo:font-size="11pt" style:font-size-asian="11pt" style:font-size-complex="11pt"/>
    </style:style>
    <style:style style:name="P33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Calibri" style:font-name-asian="Segoe Print" style:font-name-complex="Segoe Print" fo:font-size="11pt" style:font-size-asian="11pt" style:font-size-complex="11pt"/>
    </style:style>
    <style:style style:name="P34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Calibri" style:font-name-asian="Segoe Print" style:font-name-complex="Segoe Print" fo:font-size="11pt" style:font-size-asian="11pt" style:font-size-complex="11pt"/>
    </style:style>
    <style:style style:name="P35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Calibri" style:font-name-asian="Segoe Print" style:font-name-complex="Segoe Print" fo:font-size="11pt" style:font-size-asian="11pt" style:font-size-complex="11pt"/>
    </style:style>
    <style:style style:name="P36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Calibri" style:font-name-asian="Segoe Print" style:font-name-complex="Segoe Print" fo:font-size="11pt" style:font-size-asian="11pt" style:font-size-complex="11pt"/>
    </style:style>
    <style:style style:name="P37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Calibri" style:font-name-asian="Segoe Print" style:font-name-complex="Segoe Print" fo:font-size="11pt" style:font-size-asian="11pt" style:font-size-complex="11pt"/>
    </style:style>
    <style:style style:name="P38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Calibri" style:font-name-asian="Segoe Print" style:font-name-complex="Segoe Print" fo:font-size="11pt" style:font-size-asian="11pt" style:font-size-complex="11pt"/>
    </style:style>
    <style:style style:name="P39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Calibri" style:font-name-asian="Segoe Print" style:font-name-complex="Segoe Print" fo:font-size="11pt" style:font-size-asian="11pt" style:font-size-complex="11pt"/>
    </style:style>
    <style:style style:name="P40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Calibri" style:font-name-asian="Segoe Print" style:font-name-complex="Segoe Print" fo:font-size="11pt" style:font-size-asian="11pt" style:font-size-complex="11pt"/>
    </style:style>
    <style:style style:name="P41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Calibri" style:font-name-asian="Segoe Print" style:font-name-complex="Segoe Print" fo:font-size="11pt" style:font-size-asian="11pt" style:font-size-complex="11pt"/>
    </style:style>
    <style:style style:name="P42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Calibri" style:font-name-asian="Segoe Print" style:font-name-complex="Segoe Print" fo:font-size="11pt" style:font-size-asian="11pt" style:font-size-complex="11pt"/>
    </style:style>
    <style:style style:name="P43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Calibri" style:font-name-asian="Segoe Print" style:font-name-complex="Segoe Print" fo:font-size="11pt" style:font-size-asian="11pt" style:font-size-complex="11pt"/>
    </style:style>
    <style:style style:name="P44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Calibri" style:font-name-asian="Segoe Print" style:font-name-complex="Segoe Print" fo:font-size="11pt" style:font-size-asian="11pt" style:font-size-complex="11pt"/>
    </style:style>
    <style:style style:name="P45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Calibri" style:font-name-asian="Segoe Print" style:font-name-complex="Segoe Print" fo:font-size="11pt" style:font-size-asian="11pt" style:font-size-complex="11pt"/>
    </style:style>
    <style:style style:name="P46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Calibri" style:font-name-asian="Segoe Print" style:font-name-complex="Segoe Print" fo:font-size="11pt" style:font-size-asian="11pt" style:font-size-complex="11pt"/>
    </style:style>
    <style:style style:name="P47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Calibri" style:font-name-asian="Segoe Print" style:font-name-complex="Segoe Print" fo:font-size="11pt" style:font-size-asian="11pt" style:font-size-complex="11pt"/>
    </style:style>
    <style:style style:name="P48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Calibri" style:font-name-asian="Segoe Print" style:font-name-complex="Segoe Print" fo:font-size="11pt" style:font-size-asian="11pt" style:font-size-complex="11pt"/>
    </style:style>
    <style:style style:name="P49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Calibri" style:font-name-asian="Segoe Print" style:font-name-complex="Segoe Print" fo:font-size="11pt" style:font-size-asian="11pt" style:font-size-complex="11pt"/>
    </style:style>
    <style:style style:name="P50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</style:style>
    <style:style style:name="T51" style:parent-style-name="DefaultParagraphFont" style:family="text">
      <style:text-properties style:font-name="Calibri" style:font-name-asian="Segoe Print" style:font-name-complex="Segoe Print" fo:font-size="11pt" style:font-size-asian="11pt" style:font-size-complex="11pt"/>
    </style:style>
    <style:style style:name="P52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Segoe Print" style:font-name-asian="Segoe Print" style:font-name-complex="Segoe Print" fo:font-size="11pt" style:font-size-asian="11pt" style:font-size-complex="11pt"/>
    </style:style>
    <style:style style:name="P53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</style:style>
    <style:style style:name="T54" style:parent-style-name="DefaultParagraphFont" style:family="text">
      <style:text-properties style:font-name="Calibri" style:font-name-asian="Segoe Print" style:font-name-complex="Segoe Print" fo:font-size="11pt" style:font-size-asian="11pt" style:font-size-complex="11pt"/>
    </style:style>
    <style:style style:name="T55" style:parent-style-name="DefaultParagraphFont" style:family="text">
      <style:text-properties style:font-name="Calibri" style:font-name-asian="Segoe Print" style:font-name-complex="Segoe Print" fo:font-size="11pt" style:font-size-asian="11pt" style:font-size-complex="11pt"/>
    </style:style>
    <style:style style:name="P56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</style:style>
    <style:style style:name="T57" style:parent-style-name="DefaultParagraphFont" style:family="text">
      <style:text-properties style:font-name="Calibri" style:font-name-asian="Segoe Print" style:font-name-complex="Segoe Print" fo:font-size="11pt" style:font-size-asian="11pt" style:font-size-complex="11pt"/>
    </style:style>
    <style:style style:name="T58" style:parent-style-name="DefaultParagraphFont" style:family="text">
      <style:text-properties style:font-name="Calibri"/>
    </style:style>
    <style:style style:name="P59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</style:style>
    <style:style style:name="T60" style:parent-style-name="DefaultParagraphFont" style:family="text">
      <style:text-properties style:font-name="Calibri" style:font-name-asian="Segoe Print" style:font-name-complex="Segoe Print" fo:font-size="11pt" style:font-size-asian="11pt" style:font-size-complex="11pt"/>
    </style:style>
    <style:style style:name="T61" style:parent-style-name="DefaultParagraphFont" style:family="text">
      <style:text-properties style:font-name="Calibri" style:font-name-asian="Segoe Print" style:font-name-complex="Segoe Print" fo:font-size="11pt" style:font-size-asian="11pt" style:font-size-complex="11pt"/>
    </style:style>
    <style:style style:name="T62" style:parent-style-name="DefaultParagraphFont" style:family="text">
      <style:text-properties style:font-name="Calibri" style:font-name-asian="Segoe Print" style:font-name-complex="Segoe Print" fo:font-size="11pt" style:font-size-asian="11pt" style:font-size-complex="11pt"/>
    </style:style>
    <style:style style:name="P63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Calibri" style:font-name-asian="Segoe Print" style:font-name-complex="Segoe Print" fo:font-size="11pt" style:font-size-asian="11pt" style:font-size-complex="11pt"/>
    </style:style>
    <style:style style:name="P64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style:font-name="Calibri" style:font-name-asian="Segoe Print" style:font-name-complex="Segoe Print" fo:font-size="11pt" style:font-size-asian="11pt" style:font-size-complex="11pt"/>
    </style:style>
    <style:style style:name="P65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</style:style>
    <style:style style:name="T66" style:parent-style-name="DefaultParagraphFont" style:family="text">
      <style:text-properties style:font-name="Calibri" style:font-name-asian="Segoe Print" style:font-name-complex="Segoe Print" fo:font-size="11pt" style:font-size-asian="11pt" style:font-size-complex="11pt"/>
    </style:style>
    <style:style style:name="P67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</style:style>
    <style:style style:name="T68" style:parent-style-name="DefaultParagraphFont" style:family="text">
      <style:text-properties style:font-name="Calibri" style:font-name-asian="Segoe Print" style:font-name-complex="Segoe Print" fo:font-size="11pt" style:font-size-asian="11pt" style:font-size-complex="11pt"/>
    </style:style>
    <style:style style:name="P69" style:parent-style-name="Standard" style:family="paragraph">
      <style:paragraph-properties style:text-autospace="none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1">Table of Contents</text:p>
          <text:p text:style-name="Contents1">Overview<text:tab/>1</text:p>
          <text:p text:style-name="Contents1">Firmware architecture<text:tab/>1</text:p>
          <text:p text:style-name="Contents1">Other random thoughts<text:tab/>1</text:p>
          <text:p text:style-name="Contents1">Link farm<text:tab/>2</text:p>
        </text:index-body>
      </text:table-of-content>
      <text:h text:style-name="Heading1" text:outline-level="1"/>
      <text:h text:style-name="Heading1" text:outline-level="1">Overview</text:h>
      <text:p text:style-name="Textbody">The product is called jigbox until someone comes up with a<text:s/>better name; which will probably take less than 5 minutes because I am not good at thinking up cool names.</text:p>
      <text:h text:style-name="Heading1" text:outline-level="1">Firmware architecture</text:h>
      <text:p text:style-name="P2">Using MIDI as a guide seems like a reasonable starting point as MIDI already has definitions for</text:p>
      <text:list text:style-name="LFO1" text:continue-numbering="true">
        <text:list-item>
          <text:p text:style-name="P3"><text:span text:style-name="T4">when a sound starts</text:span></text:p>
        </text:list-item>
        <text:list-item>
          <text:p text:style-name="P5"><text:span text:style-name="T6">when the<text:s/></text:span><text:span text:style-name="T7">sound stops</text:span></text:p>
        </text:list-item>
        <text:list-item>
          <text:p text:style-name="P8"><text:span text:style-name="T9">what the sound is (waveform)</text:span></text:p>
        </text:list-item>
        <text:list-item>
          <text:p text:style-name="P10"><text:span text:style-name="T11">Volume</text:span></text:p>
        </text:list-item>
        <text:list-item>
          <text:p text:style-name="P12"><text:span text:style-name="T13">Lots of timing information include synchronization, bars and frames within the bar, and metronome types of information</text:span></text:p>
        </text:list-item>
      </text:list>
      <text:p text:style-name="P14"><text:span text:style-name="T15">The MIDI communications format is very compact and was designed by musicians so there is<text:s/></text:span><text:span text:style-name="T16">probably a lot in there that I could learn from.</text:span></text:p>
      <text:p text:style-name="P17">There would be 5 voices tied to the 5 buttons. Each voice can be a simple sine wave to test. Later on the voices can be recorded sounds from the microphone, voices created by other uses and share over the wireless, or downloaded from a PC.</text:p>
      <text:p text:style-name="P18">Internally I need one buffer per voice. The format will initially be a raw waveform in a format suitable for direct output to the audio out section (probably just an array of 16 bit DAC values for the PWM output).</text:p>
      <text:p text:style-name="P19">The audio firmware should copy buffers to the audio out section. The audio out will later need to mix the 5 voices together to get the final DAC value, then convert that to registers for the PWM output. Also the sound may need to be mixed with the metronome output.</text:p>
      <text:p text:style-name="P20"/>
      <text:p text:style-name="P21">Will use the MapleLabs drivers instead of the IAR drivers for accessing the micro-controller peripherals.</text:p>
      <text:p text:style-name="P22">Will use the state-machine framework from Quantum Leaps.</text:p>
      <text:p text:style-name="P23"/>
      <text:h text:style-name="Heading1" text:outline-level="1">Playing sounds</text:h>
      <text:p text:style-name="Textbody">The USB audio device allow for data to be sent in a usb packet then played through the audio out. Using the code in the file audio_class.c the function that normally starts a buffer playing is</text:p>
      <text:p text:style-name="Textbody"><text:span text:style-name="T24">AudioInHandler</text:span><text:span text:style-name="T25">( )</text:span></text:p>
      <text:p text:style-name="Textbody"><text:span text:style-name="T26">Create a new function that does not require the USB packet but performs the same basic operations as AudioInHandler and it<text:s/></text:span><text:span text:style-name="T27">should</text:span><text:s/>play the buffer. A buffer must be created and filled with wav data.<text:bookmark-start text:name="_GoBack"/><text:bookmark-end text:name="_GoBack"/></text:p>
      <text:p text:style-name="P28"/>
      <text:h text:style-name="Heading1" text:outline-level="1">Other random thoughts</text:h>
      <text:p text:style-name="P29"/>
      <text:p text:style-name="P30">I would like to get the functions working in this order</text:p>
      <text:list text:style-name="LFO2" text:continue-numbering="true">
        <text:list-item>
          <text:p text:style-name="P31">Make a<text:s/>beep. Without this we have little to demo in the final video</text:p>
        </text:list-item>
        <text:list-item>
          <text:p text:style-name="P32">Make the buttons do something. I would guess the five notes ABCDEF would initially map one-to-one to the buttons.</text:p>
        </text:list-item>
        <text:list-item>
          <text:p text:style-name="P33">Radio link to a second unit</text:p>
        </text:list-item>
        <text:list-item>
          <text:p text:style-name="P34">Flash the LED as a metronome.</text:p>
        </text:list-item>
        <text:list-item>
          <text:p text:style-name="P35">Record from microphone</text:p>
        </text:list-item>
        <text:list-item>
          <text:p text:style-name="P36">Pitch bending using accelerometers</text:p>
        </text:list-item>
      </text:list>
      <text:p text:style-name="P37"/>
      <text:p text:style-name="P38">Task-list in order</text:p>
      <text:list text:style-name="LFO3" text:continue-numbering="true">
        <text:list-item>
          <text:p text:style-name="P39">create some sort of framework and main.c that everyone can start to build off of. We need to stand a fighting chance of merging this stuff together at the end.</text:p>
        </text:list-item>
        <text:list-item>
          <text:p text:style-name="P40">Make main read the buttons, store the<text:s/>notes in memory and have the AudioOut driver read the notes and play them</text:p>
        </text:list-item>
        <text:list-item>
          <text:p text:style-name="P41">Radio ????</text:p>
        </text:list-item>
        <text:list-item>
          <text:p text:style-name="P42">Make a metronome that initially is just 4/4 timing at 100 beats per minute. Look at how MIDI defines the bars and frames.</text:p>
        </text:list-item>
        <text:list-item>
          <text:p text:style-name="P43">Flash the LED</text:p>
        </text:list-item>
      </text:list>
      <text:p text:style-name="P44">Modify the conections.odf to include the audio out is on PA8/USART1_CK/TIM1_CH1/MCO</text:p>
      <text:p text:style-name="P45"/>
      <text:p text:style-name="P46">Use maple from leaf labs to and git hub to be our low level library.</text:p>
      <text:p text:style-name="P47">Use the QP state-machine framework for the OS</text:p>
      <text:p text:style-name="P48"/>
      <text:h text:style-name="Heading1" text:outline-level="1">Link farm</text:h>
      <text:p text:style-name="P49">UM0919 is the data sheet for the Discovery board.</text:p>
      <text:p text:style-name="P50"><text:a xlink:href="http://www.st.com/internet/com/TECHNICAL_RESOURCES/TECHNICAL_LITERATURE/USER_MANUAL/CD00267113.pdf" office:target-frame-name="_top" xlink:show="replace"><text:span text:style-name="T51">http://www.st.com/internet/com/TECHNICAL_RESOURCES/TECHNICAL_LITERATURE/USER_MANUAL/CD00267113.pdf</text:span></text:a></text:p>
      <text:p text:style-name="P52"/>
      <text:p text:style-name="P53"><text:span text:style-name="T54">Maplelabs web page<text:s/></text:span><text:a xlink:href="http://www.leaflabs.com/" office:target-frame-name="_top" xlink:show="replace"><text:span text:style-name="T55">www.leaflabs.com</text:span></text:a></text:p>
      <text:p text:style-name="P56"><text:span text:style-name="T57">Maplelabs git repo<text:s/></text:span><text:a xlink:href="https://github.com/leaflabs/libmaple" office:target-frame-name="_top" xlink:show="replace"><text:span text:style-name="T58">https://github.com/leaflabs/libmaple</text:span></text:a></text:p>
      <text:p text:style-name="P59"><text:span text:style-name="T60">Quantum Leaps (</text:span><text:a xlink:href="http://www.state-machine.com/" office:target-frame-name="_top" xlink:show="replace"><text:span text:style-name="T61">www.state-machine.com</text:span></text:a><text:span text:style-name="T62">)</text:span></text:p>
      <text:p text:style-name="P63"/>
      <text:p text:style-name="P64">St micro info:</text:p>
      <text:p text:style-name="P65"><text:span text:style-name="T66">Value-line discovery board homepage<text:s/></text:span><text:a xlink:href="http://www.st.com/internet/evalboard/product/250863.jsp" office:target-frame-name="_top" xlink:show="replace">http://www.st.com/internet/evalboard/product/250863.jsp</text:a></text:p>
      <text:p text:style-name="P67"><text:span text:style-name="T68">Value-line user manual<text:s/></text:span><text:a xlink:href="http://www.st.com/internet/com/TECHNICAL_RESOURCES/TECHNICAL_LITERATURE/USER_MANUAL/CD00267113.pdf" office:target-frame-name="_top" xlink:show="replace">CD00267113.pdf</text:a></text:p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egoe Print" svg:font-family="Segoe Print" style:font-family-generic="system" style:font-pitch="variable" svg:panose-1="2 0 6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/>
      </text:list-level-style-number>
      <text:list-level-style-number text:level="2" style:num-suffix=")" style:num-format="1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)" style:num-format="1">
        <style:list-level-properties/>
      </text:list-level-style-number>
      <text:list-level-style-number text:level="5" style:num-suffix=")" style:num-format="1">
        <style:list-level-properties/>
      </text:list-level-style-number>
      <text:list-level-style-number text:level="6" style:num-suffix=")" style:num-format="1">
        <style:list-level-properties/>
      </text:list-level-style-number>
      <text:list-level-style-number text:level="7" style:num-suffix=")" style:num-format="1">
        <style:list-level-properties/>
      </text:list-level-style-number>
      <text:list-level-style-number text:level="8" style:num-suffix=")" style:num-format="1">
        <style:list-level-properties/>
      </text:list-level-style-number>
      <text:list-level-style-number text:level="9" style:num-suffix=")" style:num-format="1">
        <style:list-level-properties/>
      </text:list-level-style-number>
    </text:list-style>
    <text:list-style style:name="LFO2">
      <text:list-level-style-number text:level="1" style:num-suffix=")" style:num-format="1">
        <style:list-level-properties/>
      </text:list-level-style-number>
      <text:list-level-style-number text:level="2" style:num-suffix=")" style:num-format="1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)" style:num-format="1">
        <style:list-level-properties/>
      </text:list-level-style-number>
      <text:list-level-style-number text:level="5" style:num-suffix=")" style:num-format="1">
        <style:list-level-properties/>
      </text:list-level-style-number>
      <text:list-level-style-number text:level="6" style:num-suffix=")" style:num-format="1">
        <style:list-level-properties/>
      </text:list-level-style-number>
      <text:list-level-style-number text:level="7" style:num-suffix=")" style:num-format="1">
        <style:list-level-properties/>
      </text:list-level-style-number>
      <text:list-level-style-number text:level="8" style:num-suffix=")" style:num-format="1">
        <style:list-level-properties/>
      </text:list-level-style-number>
      <text:list-level-style-number text:level="9" style:num-suffix=")" style:num-format="1">
        <style:list-level-properties/>
      </text:list-level-style-number>
    </text:list-style>
    <text:list-style style:name="LFO3">
      <text:list-level-style-number text:level="1" style:num-suffix=")" style:num-format="1">
        <style:list-level-properties/>
      </text:list-level-style-number>
      <text:list-level-style-number text:level="2" style:num-suffix=")" style:num-format="1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)" style:num-format="1">
        <style:list-level-properties/>
      </text:list-level-style-number>
      <text:list-level-style-number text:level="5" style:num-suffix=")" style:num-format="1">
        <style:list-level-properties/>
      </text:list-level-style-number>
      <text:list-level-style-number text:level="6" style:num-suffix=")" style:num-format="1">
        <style:list-level-properties/>
      </text:list-level-style-number>
      <text:list-level-style-number text:level="7" style:num-suffix=")" style:num-format="1">
        <style:list-level-properties/>
      </text:list-level-style-number>
      <text:list-level-style-number text:level="8" style:num-suffix=")" style:num-format="1">
        <style:list-level-properties/>
      </text:list-level-style-number>
      <text:list-level-style-number text:level="9" style:num-suffix=")" style:num-format="1">
        <style:list-level-properties/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Alan Widmer</dc:creator>
    <meta:creation-date>2011-04-19T15:10:00Z</meta:creation-date>
    <dc:date>2011-04-22T20:37:00Z</dc:date>
    <meta:template xlink:href="Normal.dotm" xlink:type="simple"/>
    <meta:editing-cycles>7</meta:editing-cycles>
    <meta:editing-duration>PT16800S</meta:editing-duration>
    <meta:document-statistic meta:page-count="1" meta:paragraph-count="7" meta:word-count="590" meta:character-count="3947" meta:row-count="28" meta:non-whitespace-character-count="3364"/>
  </office:meta>
</office:document-meta>
</file>